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0339in" svg:height="3.3094in" svg:x="10.9496in" svg:y="7.9453in">
            <draw:object draw:notify-on-update-of-ranges="Sheet1.A34:Sheet1.A47 Sheet1.B34:Sheet1.B4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0701in" svg:height="3.1618in" svg:x="10.9587in" svg:y="4.3303in">
            <draw:object draw:notify-on-update-of-ranges="Sheet1.A18:Sheet1.A30 Sheet1.B18:Sheet1.B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0878in" svg:height="3.4736in" svg:x="10.9496in" svg:y="0.6016in">
            <draw:object draw:notify-on-update-of-ranges="Sheet1.A3:Sheet1.A11 Sheet1.B3:Sheet1.B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&lt;= 5.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5.10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ve 10-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5.10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ve 10 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5.10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ve 10+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10D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.11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ve 11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.11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ve 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.11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ive 11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.11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d summ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≤5.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6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7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8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A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A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p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11:34:03.817742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0:24:35.865166173</meta:creation-date>
    <dc:date>2018-09-11T11:34:14.280704515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1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width="0.102cm" svg:stroke-color="#b3b3b3"/>
      <style:text-properties fo:font-size="15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8" chart:interval-major="5" chart:gap-width="20" chart:reverse-direction="false" text:line-break="false" chart:link-data-style-to-source="true" chart:axis-position="0"/>
      <style:graphic-properties svg:stroke-width="0.102cm" svg:stroke-color="#b3b3b3"/>
      <style:text-properties fo:font-size="2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327cm" svg:height="8.407cm" xlink:href=".." xlink:type="simple" chart:class="chart:bar" chart:style-name="ch1">
        <chart:plot-area chart:style-name="ch2" table:cell-range-address="Sheet1.A34:Sheet1.B47" chart:data-source-has-labels="column" svg:x="0.273cm" svg:y="0.279cm" svg:width="14.738cm" svg:height="7.833cm">
          <chartooo:coordinate-region svg:x="0.921cm" svg:y="0.279cm" svg:width="14.09cm" svg:height="6.948cm"/>
          <chart:axis chart:dimension="x" chart:name="primary-x" chart:style-name="ch3" chartooo:axis-type="auto">
            <chartooo:date-scale/>
            <chart:categories table:cell-range-address="Sheet1.A34:Sheet1.A47"/>
          </chart:axis>
          <chart:axis chart:dimension="y" chart:name="primary-y" chart:style-name="ch4"/>
          <chart:series chart:style-name="ch5" chart:values-cell-range-address="Sheet1.B34:Sheet1.B47" chart:class="chart:bar"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.6</text:p>
                <draw:g>
                  <svg:desc>Sheet1.A34:Sheet1.A47</svg:desc>
                </draw:g>
              </table:table-cell>
              <table:table-cell office:value-type="float" office:value="2">
                <text:p>2</text:p>
                <draw:g>
                  <svg:desc>Sheet1.B34:Sheet1.B47</svg:desc>
                </draw:g>
              </table:table-cell>
            </table:table-row>
            <table:table-row>
              <table:table-cell office:value-type="string">
                <text:p>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/>
      <style:graphic-properties svg:stroke-width="0.102cm" svg:stroke-color="#b3b3b3"/>
      <style:text-properties fo:font-size="15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5" chart:interval-major="10" chart:interval-minor-divisor="2" chart:gap-width="20" chart:reverse-direction="false" text:line-break="false" chart:link-data-style-to-source="true" chart:axis-position="1"/>
      <style:graphic-properties svg:stroke-width="0.102cm" svg:stroke-color="#b3b3b3"/>
      <style:text-properties fo:font-size="2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419cm" svg:height="8.032cm" xlink:href=".." xlink:type="simple" chart:class="chart:bar" chart:style-name="ch1">
        <chart:plot-area chart:style-name="ch2" table:cell-range-address="Sheet1.A18:Sheet1.B30" chart:data-source-has-labels="column" svg:x="0.308cm" svg:y="0.16cm" svg:width="14.803cm" svg:height="7.712cm">
          <chartooo:coordinate-region svg:x="1.353cm" svg:y="0.16cm" svg:width="13.758cm" svg:height="6.827cm"/>
          <chart:axis chart:dimension="x" chart:name="primary-x" chart:style-name="ch3" chartooo:axis-type="auto">
            <chartooo:date-scale/>
            <chart:categories table:cell-range-address="Sheet1.A18:Sheet1.A30"/>
          </chart:axis>
          <chart:axis chart:dimension="y" chart:name="primary-y" chart:style-name="ch4"/>
          <chart:series chart:style-name="ch5" chart:values-cell-range-address="Sheet1.B18:Sheet1.B30" chart:class="chart:bar">
            <chart:data-point chart:repeated="1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≤5.5</text:p>
                <draw:g>
                  <svg:desc>Sheet1.A18:Sheet1.A30</svg:desc>
                </draw:g>
              </table:table-cell>
              <table:table-cell office:value-type="float" office:value="8">
                <text:p>8</text:p>
                <draw:g>
                  <svg:desc>Sheet1.B18:Sheet1.B30</svg:desc>
                </draw:g>
              </table:table-cell>
            </table:table-row>
            <table:table-row>
              <table:table-cell office:value-type="string">
                <text:p>.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.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.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width="0.102cm" svg:stroke-color="#b3b3b3"/>
      <style:text-properties fo:font-size="20pt" style:font-size-asian="10pt" style:font-size-complex="10pt"/>
    </style:style>
    <style:style style:name="ch4" style:family="chart" style:data-style-name="N0">
      <style:chart-properties chart:display-label="true" chart:logarithmic="false" chart:interval-major="10" chart:gap-width="20" chart:reverse-direction="false" text:line-break="false" chart:link-data-style-to-source="true" chart:axis-position="1"/>
      <style:graphic-properties svg:stroke-width="0.102cm" svg:stroke-color="#b3b3b3"/>
      <style:text-properties fo:font-size="2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464cm" svg:height="8.824cm" xlink:href=".." xlink:type="simple" chart:class="chart:bar" chart:style-name="ch1">
        <chart:plot-area chart:style-name="ch2" table:cell-range-address="Sheet1.A3:Sheet1.B11" chart:data-source-has-labels="column" svg:x="0.144cm" svg:y="0.11cm" svg:width="14.908cm" svg:height="8.777cm">
          <chartooo:coordinate-region svg:x="1.189cm" svg:y="0.521cm" svg:width="13.863cm" svg:height="7.296cm"/>
          <chart:axis chart:dimension="x" chart:name="primary-x" chart:style-name="ch3" chartooo:axis-type="auto">
            <chartooo:date-scale/>
            <chart:categories table:cell-range-address="Sheet1.A3:Sheet1.A11"/>
          </chart:axis>
          <chart:axis chart:dimension="y" chart:name="primary-y" chart:style-name="ch4"/>
          <chart:series chart:style-name="ch5" chart:values-cell-range-address="Sheet1.B3:Sheet1.B11" chart:class="chart:bar"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V0</text:p>
                <draw:g>
                  <svg:desc>Sheet1.A3:Sheet1.A11</svg:desc>
                </draw:g>
              </table:table-cell>
              <table:table-cell office:value-type="float" office:value="26">
                <text:p>26</text:p>
                <draw:g>
                  <svg:desc>Sheet1.B3:Sheet1.B11</svg:desc>
                </draw:g>
              </table:table-cell>
            </table:table-row>
            <table:table-row>
              <table:table-cell office:value-type="string">
                <text:p>V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V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V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V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V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V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V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V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